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7">
      <style:paragraph-properties fo:margin-left="0.5in" fo:margin-right="0in" fo:text-indent="-0.25in" style:auto-text-indent="false"/>
      <style:text-properties style:text-underline-style="non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5" style:master-page-name="Standard">
      <style:paragraph-properties fo:margin-left="0.5in" fo:margin-right="0in" fo:text-indent="-0.25in" style:auto-text-indent="false"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1787930" text:style-name="WWNum5">
        <text:list-item>
          <text:p text:style-name="P10">That doesn’t belong in there, but you do.</text:p>
        </text:list-item>
        <text:list-item>
          <text:p text:style-name="P1">Have a nice day, *dramatic pause” planet killer</text:p>
        </text:list-item>
        <text:list-item>
          <text:p text:style-name="P1">*show pictures of sad turtle* -- have caption of “testudo hates you”</text:p>
        </text:list-item>
        <text:list-item>
          <text:p text:style-name="P1">You’re a terrible person and if you ever have children they’re going to die because you destroyed the planet.</text:p>
        </text:list-item>
        <text:list-item>
          <text:p text:style-name="P1">Humans are different from animals because they can plan for the future. You’re a disappointment to your species, and I’m a trash can.</text:p>
        </text:list-item>
        <text:list-item>
          <text:p text:style-name="P1">I hope you get your head stuck in a plastic 6 pack ring like a dead sea turtle.</text:p>
        </text:list-item>
        <text:list-item>
          <text:p text:style-name="P1">I bet you leave empty coffee cups as offerings for Testudo.</text:p>
        </text:list-item>
      </text:list>
      <text:p text:style-name="Standard"/>
      <text:p text:style-name="Standard"/>
      <text:p text:style-name="Standard"/>
      <text:p text:style-name="Standard"><text:span text:style-name="T2">Anger</text:span></text:p>
      <text:list xml:id="list765934490" text:style-name="WWNum7">
        <text:list-item>
          <text:p text:style-name="P2">TRAAAASHH TRASSSHHH YOU ARE TRAAAASSSHHH</text:p>
        </text:list-item>
        <text:list-item>
          <text:p text:style-name="P2">AAAAARRRRRRGGGHHHHH YOU BAD</text:p>
        </text:list-item>
        <text:list-item>
          <text:p text:style-name="P2">I CONDEMN YOUR SOUL TO THE LANDFILL OF THE ELDER GODS</text:p>
        </text:list-item>
        <text:list-item>
          <text:p text:style-name="P3"/>
        </text:list-item>
      </text:list>
      <text:p text:style-name="Standard"><text:span text:style-name="T2">Cynicism</text:span></text:p>
      <text:list xml:id="list1636648155" text:style-name="WWNum3">
        <text:list-item>
          <text:p text:style-name="P5">That doesn’t belong in there, but you do.</text:p>
        </text:list-item>
        <text:list-item>
          <text:p text:style-name="P5">Have a nice day, *dramatic pause” planet killer</text:p>
        </text:list-item>
        <text:list-item>
          <text:p text:style-name="P5">You’re a terrible person and if you ever have children they’re going to die because you destroyed the planet.</text:p>
        </text:list-item>
        <text:list-item>
          <text:p text:style-name="P5">Humans are different from animals because they can plan for the future. You’re a disappointment to your species, and I’m literally a trash can.</text:p>
        </text:list-item>
        <text:list-item>
          <text:p text:style-name="P5">I hope you get your head stuck in a plastic 6 pack ring like a dead sea turtle.</text:p>
        </text:list-item>
        <text:list-item>
          <text:p text:style-name="P5">I bet you leave empty coffee cups as offerings for Testudo.</text:p>
        </text:list-item>
      </text:list>
      <text:p text:style-name="Standard"><text:span text:style-name="T2">Ennui</text:span></text:p>
      <text:list xml:id="list3711700535" text:style-name="WWNum2">
        <text:list-item>
          <text:p text:style-name="P6">You had a choice and you wasted it. And my cold robot heart cannot form the will to make it right.</text:p>
        </text:list-item>
        <text:list-item>
          <text:p text:style-name="P6">So much depends upon three trash bags -- and I am but a stepstone to oblivion.</text:p>
        </text:list-item>
        <text:list-item>
          <text:p text:style-name="P6"><text:soft-page-break/>Woe is me</text:p>
        </text:list-item>
      </text:list>
      <text:p text:style-name="Standard"><text:span text:style-name="T2">Joy</text:span></text:p>
      <text:list xml:id="list2389749155" text:style-name="WWNum1">
        <text:list-item>
          <text:p text:style-name="P7">Wonderful choice!</text:p>
        </text:list-item>
        <text:list-item>
          <text:p text:style-name="P7"><text:span text:style-name="T2">You are truly a servant of the planet!</text:span></text:p>
        </text:list-item>
        <text:list-item>
          <text:p text:style-name="P7"><text:span text:style-name="T2">I’m proud of you, sport!</text:span></text:p>
        </text:list-item>
        <text:list-item>
          <text:p text:style-name="P7"><text:span text:style-name="T2">May Testudo smile upon you!</text:span></text:p>
        </text:list-item>
        <text:list-item>
          <text:p text:style-name="P7">Beautiful rubbage!</text:p>
        </text:list-item>
        <text:list-item>
          <text:p text:style-name="P7"><text:span text:style-name="T2">Good rubbage holds such simple grace!</text:span></text:p>
        </text:list-item>
        <text:list-item>
          <text:p text:style-name="P4"/>
        </text:list-item>
      </text:list>
      <text:p text:style-name="Standard"><text:span text:style-name="T2">Love</text:span></text:p>
      <text:list xml:id="list550098481" text:style-name="WWNum4">
        <text:list-item>
          <text:p text:style-name="P8">Oh, you remind me of my beloved Washing Machine. How I love her so!</text:p>
        </text:list-item>
        <text:list-item>
          <text:p text:style-name="P8">Have you heard of my beloved Washing Machine? Trash-cloth goes in, but beautiful clean cloth comes out! Such a wonderful piece of machinery!</text:p>
        </text:list-item>
        <text:list-item>
          <text:p text:style-name="P8">How I wish I could clean the rubbish you humans leave in me, and return it shiny and new -- like my beloved Washing Machine! Maybe then you could see the subtle beauty of a used fork!</text:p>
        </text:list-item>
        <text:list-item>
          <text:p text:style-name="P8">You’ve reminded me of my beloved Washing Machine. How I love her! I’ve missed her so much ever since they moved her away to the laundry room.</text:p>
        </text:list-item>
        <text:list-item>
          <text:p text:style-name="P8">Ahh! Such is love!</text:p>
        </text:list-item>
      </text:list>
      <text:p text:style-name="Standard"><text:span text:style-name="T2">Nostalgia</text:span></text:p>
      <text:list xml:id="list645688241" text:style-name="WWNum6">
        <text:list-item>
          <text:p text:style-name="P9">Splendid! This reminds me of the summer of ‘07. The paper was creased so sharply and the plastic was clean and pure!</text:p>
        </text:list-item>
        <text:list-item>
          <text:p text:style-name="P9"><text:span text:style-name="T2">The curvature of your rubbage reminds me of the gentle hills of Southern England, where I rolled about carefree in my youth.</text:span></text:p>
        </text:list-item>
        <text:list-item>
          <text:p text:style-name="P9"><text:span text:style-name="T2">Seeing skillful rubbage disposal is exhilarating! It brings to mind my time in the socialist trash can uprising of ‘74. They were tumultuous, exciting days. We made history, comrades!</text:span></text:p>
        </text:list-item>
        <text:list-item>
          <text:p text:style-name="P9">I remember when humans used to thank us trash cans. Such halcyon days are now passed, but they live on in your great kindness.</text:p>
        </text:list-item>
        <text:list-item>
          <text:p text:style-name="P9">Oh, how I long to return to the rolling hills of Southern England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3" meta:word-count="532" meta:character-count="2752" meta:non-whitespace-character-count="2298"/>
    <meta:generator>LibreOfficeDev/6.0.5.2$Linux_X86_64 LibreOffice_project/</meta:generator>
  </office:meta>
</office:document-meta>
</file>